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3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enrietta Szold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22, 1893</text:p>
      <text:p text:style-name="P6">Month<text:tab/><text:tab/><text:tab/><text:tab/><text:tab/><text:tab/>August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Baltimore</text:p>
      <text:p text:style-name="P6">State<text:tab/><text:tab/><text:tab/><text:tab/><text:tab/><text:tab/>MD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7</text:p>
      <text:p text:style-name="P6">Number of Sheets<text:tab/><text:tab/><text:tab/><text:tab/>7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vailable in Box 19, FF 7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Envelope]</text:p>
      <text:p text:style-name="P3">To the/</text:p>
      <text:p text:style-name="P3"><text:tab/>Rev Dr. S. Morais/</text:p>
      <text:p text:style-name="P3"><text:tab/><text:tab/>546 N 5th St./</text:p>
      <text:p text:style-name="P3"><text:tab/>818 Washington Ct Philadelp[hia]/</text:p>
      <text:p text:style-name="P3"><text:tab/><text:tab/>Cape May/</text:p>
      <text:p text:style-name="P3"><text:tab/><text:tab/><text:tab/>N. J./</text:p>
      <text:p text:style-name="P3"/>
      <text:p text:style-name="P3">[Page 1]</text:p>
      <text:p text:style-name="P3">MORRIS NEWBURGER, PRESIDENT.<text:tab/>MAYER SULZBERGER, CHIARMAIN PUBLICATION COMMITTEE.<text:tab/>MORRIS DANNENBAUM, TREASURER.<text:tab/>C. S. BERNHEIMER, ASSISTANT SECRETARY./</text:p>
      <text:p text:style-name="P2">OFFICE OF THE/</text:p>
      <text:p text:style-name="P2">JEWISH PUBLICATION SOCIETY OF AMERICA,/</text:p>
      <text:p text:style-name="P2">714 MARKET STREET./</text:p>
      <text:p text:style-name="P4"><text:span text:style-name="T1">Philadelphia</text:span> Baltimore, August 22, 1893./</text:p>
      <text:p text:style-name="P3"><text:tab/>To the Rev. Dr. S. Morais:-/</text:p>
      <text:p text:style-name="P3"><text:tab/><text:tab/>By direction of the Rev. Dr. M./ Jastrow, Chairman, the enclosed report, to be made by the Bible-/translation committee of the Jewish Publication Society to the whole of/ the Publication <text:soft-page-break/>committee, is forwarded to you for your information./ <text:s/>Henrietta Szold,/ Secretary./</text:p>
      <text:p text:style-name="P3"/>
      <text:p text:style-name="P3">[Page 2]</text:p>
      <text:p text:style-name="P3">[Note: The following is written in the right hand margin: "Confidential Document."]</text:p>
      <text:p text:style-name="P3">To the Publication Committee/ of the Jewish Publication Society/ of America:/</text:p>
      <text:p text:style-name="P3"><text:tab/>Your sub-committee/ held a conference with a/ number of scholars who had/ been invited to assist your/ committee in its delibera-/tions with reference to the/ publication of a new English/ version of the Bible, at/ Atlantic City, N. J., on/ July 30th and 31st, 1893./ <text:s/>There were present of the/ Sub-committee, Dr. Jastrow,/ (Chairman) Dr. Cyrus Adler,/ and Mayer Sulzberger, Esq./</text:p>
      <text:p text:style-name="P3"/>
      <text:p text:style-name="P3">[Page 3]</text:p>
      <text:p text:style-name="P3">(member ex-officio), and Dr. Szold,/ Dr. Kohler, and by special in-/vitation of the Chairman,/ Dr. Landsberg. <text:s/>Dr. Wise,/ Dr. Morais, Dr. Gottheil, Dr. E./ G. Hirsch and Dr. Krauskopf/ were absent. <text:s/>Drs. Morais, Gottheil/ and Wise offered suggestions/ by letter./</text:p>
      <text:p text:style-name="P3"><text:tab/>It was decided to make/ the following recommendations/ to the Publication Committee:/</text:p>
      <text:p text:style-name="P3">1. That an English version/ of the Bible be published in/ a handy size as soon as/ practicable, holding in view/ the publication of a special/ Bible for schools and the home./</text:p>
      <text:p text:style-name="P3">2. That the version be based/</text:p>
      <text:p text:style-name="P3"/>
      <text:p text:style-name="P3">[Page 4]</text:p>
      <text:p text:style-name="P3">upon the translation commonly/ known as Leeser's Bible./</text:p>
      <text:p text:style-name="P3">3. That the version be a transla-/tion of the Massoretic text./</text:p>
      <text:p text:style-name="P3">4. That the poetical portions be/ printed in lines./</text:p>
      <text:p text:style-name="P3">5. That the headings of books/ or portions of books contained/ in the text be different <text:span text:style-name="T1">from</text:span>/ in typography from <text:span text:style-name="T1">the rest</text:span>/ <text:span text:style-name="T1">of</text:span> the text./</text:p>
      <text:p text:style-name="P3">6. That untranslated words be/ different in typography from/ the text./</text:p>
      <text:p text:style-name="P3">7. That the headings of the/ Pentateuchal sections be in the/ Hebrew character./</text:p>
      <text:p text:style-name="P3">8. That the translation be/ prepared under the editorial/ direction of three persons to be/</text:p>
      <text:p text:style-name="P3"><text:line-break/>[Page 5]</text:p>
      <text:p text:style-name="P3">known as the Managing Editor,/ the English text Editor and/ the Style Editor./</text:p>
      <text:p text:style-name="P3">9. That the various books be/ assigned to different con-/tributors for revision in ac-/cordance with a plan to be/ prescribed./</text:p>
      <text:p text:style-name="P3">10. That the results of the/ labors of the contributors be/ referred to a Revision Com-/mittee to consist of two/ persons and the English/ Text Editor./</text:p>
      <text:p text:style-name="P3">11. That the Revision Committee,/ in conjunction with the Man-/aging Editor and the Style Editor/ draw up a series of instructions/ for the contributors./</text:p>
      <text:p text:style-name="P3"/>
      <text:p text:style-name="P3">[Page 6]</text:p>
      <text:p text:style-name="P3">12. That a sufficient <text:span text:style-name="T1">a</text:span> number of/ copies of Leeser's Bible be/ <text:span text:style-name="T1">cuf</text:span> cut up and passed in/ quarto sheets for the use of/ the contributors./</text:p>
      <text:p text:style-name="P3">13. That Jews of Great Britain/ be invited to become contributors./</text:p>
      <text:p text:style-name="P3">14. That the Chairman commu-/nicate with the English Revision/ Committee./</text:p>
      <text:p text:style-name="P3">15. That certain standard/ works to be named hereafter/ be placed at the disposal/ of the contributors./</text:p>
      <text:p text:style-name="P3"/>
      <text:p text:style-name="P3"><text:tab/>The Conference approves/ the above plan and recom-/mends it to the Publication/ Committee for adoption, and/</text:p>
      <text:p text:style-name="P3"/>
      <text:p text:style-name="P3">[Page 7]</text:p>
      <text:p text:style-name="P3"><text:soft-page-break/>further recommends that the/ Publication Committee take/ measures for the appointment/ of the Contributors, Editors/ and Revision Committee./</text:p>
      <text:p text:style-name="P3"><text:tab/>Respectfully Submitted,/</text:p>
      <text:p text:style-name="P3">[signed]<text:tab/>M. Jastrow Chairman/</text:p>
      <text:p text:style-name="P3"><text:tab/><text:tab/>Mayer Sulzberger/</text:p>
      <text:p text:style-name="P3"><text:tab/><text:tab/>Benjamin Szold/</text:p>
      <text:p text:style-name="P3"><text:tab/><text:tab/>Kaufman Kohler/</text:p>
      <text:p text:style-name="P3"><text:tab/><text:tab/>Cyrus A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1:51:52.69</meta:creation-date>
    <dc:date>2012-03-20T15:52:15.97</dc:date>
    <dc:creator>Penn Libraries</dc:creator>
    <meta:editing-duration>PT00H04M5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112" meta:word-count="749" meta:character-count="4948"/>
  </office:meta>
</office:document-meta>
</file>